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ris</text:p>
          </table:table-cell>
          <table:table-cell table:style-name="ce1" office:value-type="string" calcext:value-type="string">
            <text:p>Quad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Time(min)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pper</text:p>
          </table:table-cell>
          <table:table-cell office:value-type="float" office:value="437" calcext:value-type="float">
            <text:p>437</text:p>
          </table:table-cell>
          <table:table-cell office:value-type="float" office:value="18660" calcext:value-type="float">
            <text:p>18660</text:p>
          </table:table-cell>
          <table:table-cell office:value-type="float" office:value="19097" calcext:value-type="float">
            <text:p>19097</text:p>
          </table:table-cell>
          <table:table-cell/>
          <table:table-cell office:value-type="float" office:value="1900.8191" calcext:value-type="float">
            <text:p>1900.8191</text:p>
          </table:table-cell>
          <table:table-cell table:formula="of:=[.F3]/60" office:value-type="float" office:value="31.6803183333333" calcext:value-type="float">
            <text:p>31.6803183333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434" calcext:value-type="float">
            <text:p>434</text:p>
          </table:table-cell>
          <table:table-cell office:value-type="float" office:value="18602" calcext:value-type="float">
            <text:p>18602</text:p>
          </table:table-cell>
          <table:table-cell office:value-type="float" office:value="19036" calcext:value-type="float">
            <text:p>19036</text:p>
          </table:table-cell>
          <table:table-cell/>
          <table:table-cell office:value-type="float" office:value="1793.1949" calcext:value-type="float">
            <text:p>1793.1949</text:p>
          </table:table-cell>
          <table:table-cell table:formula="of:=[.F4]/60" office:value-type="float" office:value="29.8865816666667" calcext:value-type="float">
            <text:p>29.8865816666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CapPart1</text:p>
          </table:table-cell>
          <table:table-cell office:value-type="float" office:value="141" calcext:value-type="float">
            <text:p>141</text:p>
          </table:table-cell>
          <table:table-cell office:value-type="float" office:value="1340" calcext:value-type="float">
            <text:p>1340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45.194076" calcext:value-type="float">
            <text:p>45.194076</text:p>
          </table:table-cell>
          <table:table-cell table:formula="of:=[.F5]/60" office:value-type="float" office:value="0.7532346" calcext:value-type="float">
            <text:p>0.75323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dCapPart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lingE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float" office:value="1127" calcext:value-type="float">
            <text:p>1127</text:p>
          </table:table-cell>
          <table:table-cell table:formula="of:=SUM([.C3:.C7])" office:value-type="float" office:value="38738" calcext:value-type="float">
            <text:p>38738</text:p>
          </table:table-cell>
          <table:table-cell table:formula="of:=SUM([.D3:.D7])" office:value-type="float" office:value="39865" calcext:value-type="float">
            <text:p>39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age</text:p>
          </table:table-cell>
          <table:table-cell table:formula="of:=([.B10])/[.D10]*100" office:value-type="float" office:value="2.8270412642669" calcext:value-type="float">
            <text:p>2.8270412642669</text:p>
          </table:table-cell>
          <table:table-cell table:formula="of:=([.C10])/[.D10]*100" office:value-type="float" office:value="97.1729587357331" calcext:value-type="float">
            <text:p>97.1729587357331</text:p>
          </table:table-cell>
          <table:table-cell table:formula="of:=([.D10])/[.D10]*100" office:value-type="float" office:value="100" calcext:value-type="float">
            <text:p>10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ndCapPart1</text:p>
          </table:table-cell>
          <table:table-cell office:value-type="float" office:value="131" calcext:value-type="float">
            <text:p>131</text:p>
          </table:table-cell>
          <table:table-cell office:value-type="float" office:value="4234" calcext:value-type="float">
            <text:p>4234</text:p>
          </table:table-cell>
          <table:table-cell office:value-type="float" office:value="4374" calcext:value-type="float">
            <text:p>4374</text:p>
          </table:table-cell>
          <table:table-cell/>
          <table:table-cell table:style-name="ce3" office:value-type="float" office:value="59.024518" calcext:value-type="float">
            <text:p>59.024518</text:p>
          </table:table-cell>
          <table:table-cell table:formula="of:=[.F17]/60" office:value-type="float" office:value="0.983741966666667" calcext:value-type="float">
            <text:p>0.983741966666667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string" calcext:value-type="string">
            <text:p>3.000 <text:s text:c="4"/>0.000000 <text:s text:c="4"/>0.000000</text:p>
          </table:table-cell>
        </table:table-row>
      </table:table>
      <table:table table:name="Sheet2" table:style-name="ta1">
        <table:table-column table:style-name="co2" table:number-columns-repeated="18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.3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([.B1]+[.F1]+[.K1])/3" office:value-type="float" office:value="3" calcext:value-type="float">
            <text:p>3</text:p>
          </table:table-cell>
          <table:table-cell table:formula="of:=([.C1]+[.G1]+[.L1])/3" office:value-type="float" office:value="0" calcext:value-type="float">
            <text:p>0</text:p>
          </table:table-cell>
          <table:table-cell table:formula="of:=([.D1]+[.H1]+[.M1])/3" office:value-type="float" office:value="0.0000176666666666667" calcext:value-type="float">
            <text:p>1.76666666666667E-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5912" calcext:value-type="float">
            <text:p>0.0059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6002" calcext:value-type="float">
            <text:p>0.006002</text:p>
          </table:table-cell>
          <table:table-cell office:value-type="float" office:value="0.000013" calcext:value-type="float">
            <text:p>1.3E-05</text:p>
          </table:table-cell>
          <table:table-cell table:number-columns-repeated="2"/>
          <table:table-cell table:formula="of:=([.B2]+[.F2]+[.K2])/3" office:value-type="float" office:value="9" calcext:value-type="float">
            <text:p>9</text:p>
          </table:table-cell>
          <table:table-cell table:formula="of:=([.C2]+[.G2]+[.L2])/3" office:value-type="float" office:value="0.00397133333333333" calcext:value-type="float">
            <text:p>0.003971333333333</text:p>
          </table:table-cell>
          <table:table-cell table:formula="of:=([.D2]+[.H2]+[.M2])/3" office:value-type="float" office:value="0.00000433333333333333" calcext:value-type="float">
            <text:p>4.33333333333333E-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24703" calcext:value-type="float">
            <text:p>0.024703</text:p>
          </table:table-cell>
          <table:table-cell office:value-type="float" office:value="0.00004" calcext:value-type="float">
            <text:p>4E-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27007" calcext:value-type="float">
            <text:p>0.027007</text:p>
          </table:table-cell>
          <table:table-cell office:value-type="float" office:value="0.000066" calcext:value-type="float">
            <text:p>6.6E-05</text:p>
          </table:table-cell>
          <table:table-cell table:number-columns-repeated="2"/>
          <table:table-cell table:formula="of:=([.B3]+[.F3]+[.K3])/3" office:value-type="float" office:value="15" calcext:value-type="float">
            <text:p>15</text:p>
          </table:table-cell>
          <table:table-cell table:formula="of:=([.C3]+[.G3]+[.L3])/3" office:value-type="float" office:value="0.0172366666666667" calcext:value-type="float">
            <text:p>0.017236666666667</text:p>
          </table:table-cell>
          <table:table-cell table:formula="of:=([.D3]+[.H3]+[.M3])/3" office:value-type="float" office:value="0.0000353333333333333" calcext:value-type="float">
            <text:p>3.53333333333333E-0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865" calcext:value-type="float">
            <text:p>0.0008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3204" calcext:value-type="float">
            <text:p>0.03204</text:p>
          </table:table-cell>
          <table:table-cell office:value-type="float" office:value="0.000119" calcext:value-type="float">
            <text:p>0.0001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00105" calcext:value-type="float">
            <text:p>0.000105</text:p>
          </table:table-cell>
          <table:table-cell table:number-columns-repeated="2"/>
          <table:table-cell table:formula="of:=([.B4]+[.F4]+[.K4])/3" office:value-type="float" office:value="21" calcext:value-type="float">
            <text:p>21</text:p>
          </table:table-cell>
          <table:table-cell table:formula="of:=([.C4]+[.G4]+[.L4])/3" office:value-type="float" office:value="0.0218363333333333" calcext:value-type="float">
            <text:p>0.021836333333333</text:p>
          </table:table-cell>
          <table:table-cell table:formula="of:=([.D4]+[.H4]+[.M4])/3" office:value-type="float" office:value="0.000363" calcext:value-type="float">
            <text:p>0.00036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0.007781" calcext:value-type="float">
            <text:p>0.0077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00409" calcext:value-type="float">
            <text:p>0.00040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032232" calcext:value-type="float">
            <text:p>0.032232</text:p>
          </table:table-cell>
          <table:table-cell office:value-type="float" office:value="0.000197" calcext:value-type="float">
            <text:p>0.000197</text:p>
          </table:table-cell>
          <table:table-cell table:number-columns-repeated="2"/>
          <table:table-cell table:formula="of:=([.B5]+[.F5]+[.K5])/3" office:value-type="float" office:value="27" calcext:value-type="float">
            <text:p>27</text:p>
          </table:table-cell>
          <table:table-cell table:formula="of:=([.C5]+[.G5]+[.L5])/3" office:value-type="float" office:value="0.0245923333333333" calcext:value-type="float">
            <text:p>0.024592333333333</text:p>
          </table:table-cell>
          <table:table-cell table:formula="of:=([.D5]+[.H5]+[.M5])/3" office:value-type="float" office:value="0.00279566666666667" calcext:value-type="float">
            <text:p>0.00279566666666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48679" calcext:value-type="float">
            <text:p>0.048679</text:p>
          </table:table-cell>
          <table:table-cell office:value-type="float" office:value="0.044614" calcext:value-type="float">
            <text:p>0.0446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4149" calcext:value-type="float">
            <text:p>0.024149</text:p>
          </table:table-cell>
          <table:table-cell office:value-type="float" office:value="0.000753" calcext:value-type="float">
            <text:p>0.00075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023953" calcext:value-type="float">
            <text:p>0.023953</text:p>
          </table:table-cell>
          <table:table-cell office:value-type="float" office:value="0.000448" calcext:value-type="float">
            <text:p>0.000448</text:p>
          </table:table-cell>
          <table:table-cell table:number-columns-repeated="2"/>
          <table:table-cell table:formula="of:=([.B6]+[.F6]+[.K6])/3" office:value-type="float" office:value="33" calcext:value-type="float">
            <text:p>33</text:p>
          </table:table-cell>
          <table:table-cell table:formula="of:=([.C6]+[.G6]+[.L6])/3" office:value-type="float" office:value="0.0322603333333333" calcext:value-type="float">
            <text:p>0.032260333333333</text:p>
          </table:table-cell>
          <table:table-cell table:formula="of:=([.D6]+[.H6]+[.M6])/3" office:value-type="float" office:value="0.0152716666666667" calcext:value-type="float">
            <text:p>0.01527166666666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743" calcext:value-type="float">
            <text:p>0.13743</text:p>
          </table:table-cell>
          <table:table-cell office:value-type="float" office:value="0.010202" calcext:value-type="float">
            <text:p>0.0102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01162" calcext:value-type="float">
            <text:p>0.00116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028749" calcext:value-type="float">
            <text:p>0.028749</text:p>
          </table:table-cell>
          <table:table-cell office:value-type="float" office:value="0.00133" calcext:value-type="float">
            <text:p>0.00133</text:p>
          </table:table-cell>
          <table:table-cell table:number-columns-repeated="2"/>
          <table:table-cell table:formula="of:=([.B7]+[.F7]+[.K7])/3" office:value-type="float" office:value="39" calcext:value-type="float">
            <text:p>39</text:p>
          </table:table-cell>
          <table:table-cell table:formula="of:=([.C7]+[.G7]+[.L7])/3" office:value-type="float" office:value="0.0615513333333333" calcext:value-type="float">
            <text:p>0.061551333333333</text:p>
          </table:table-cell>
          <table:table-cell table:formula="of:=([.D7]+[.H7]+[.M7])/3" office:value-type="float" office:value="0.00423133333333333" calcext:value-type="float">
            <text:p>0.0042313333333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66518" calcext:value-type="float">
            <text:p>0.166518</text:p>
          </table:table-cell>
          <table:table-cell office:value-type="float" office:value="0.003631" calcext:value-type="float">
            <text:p>0.0036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08044" calcext:value-type="float">
            <text:p>0.0080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06291" calcext:value-type="float">
            <text:p>0.06291</text:p>
          </table:table-cell>
          <table:table-cell office:value-type="float" office:value="0.007781" calcext:value-type="float">
            <text:p>0.007781</text:p>
          </table:table-cell>
          <table:table-cell table:number-columns-repeated="2"/>
          <table:table-cell table:formula="of:=([.B8]+[.F8]+[.K8])/3" office:value-type="float" office:value="45" calcext:value-type="float">
            <text:p>45</text:p>
          </table:table-cell>
          <table:table-cell table:formula="of:=([.C8]+[.G8]+[.L8])/3" office:value-type="float" office:value="0.0877893333333333" calcext:value-type="float">
            <text:p>0.087789333333333</text:p>
          </table:table-cell>
          <table:table-cell table:formula="of:=([.D8]+[.H8]+[.M8])/3" office:value-type="float" office:value="0.00648533333333333" calcext:value-type="float">
            <text:p>0.00648533333333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49302" calcext:value-type="float">
            <text:p>0.149302</text:p>
          </table:table-cell>
          <table:table-cell office:value-type="float" office:value="0.004496" calcext:value-type="float">
            <text:p>0.0044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93851" calcext:value-type="float">
            <text:p>0.093851</text:p>
          </table:table-cell>
          <table:table-cell office:value-type="float" office:value="0.003619" calcext:value-type="float">
            <text:p>0.00361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09683" calcext:value-type="float">
            <text:p>0.09683</text:p>
          </table:table-cell>
          <table:table-cell office:value-type="float" office:value="0.00395" calcext:value-type="float">
            <text:p>0.00395</text:p>
          </table:table-cell>
          <table:table-cell table:number-columns-repeated="2"/>
          <table:table-cell table:formula="of:=([.B9]+[.F9]+[.K9])/3" office:value-type="float" office:value="51" calcext:value-type="float">
            <text:p>51</text:p>
          </table:table-cell>
          <table:table-cell table:formula="of:=([.C9]+[.G9]+[.L9])/3" office:value-type="float" office:value="0.113327666666667" calcext:value-type="float">
            <text:p>0.113327666666667</text:p>
          </table:table-cell>
          <table:table-cell table:formula="of:=([.D9]+[.H9]+[.M9])/3" office:value-type="float" office:value="0.00402166666666667" calcext:value-type="float">
            <text:p>0.00402166666666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1309" calcext:value-type="float">
            <text:p>0.11309</text:p>
          </table:table-cell>
          <table:table-cell office:value-type="float" office:value="0.004669" calcext:value-type="float">
            <text:p>0.00466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05516" calcext:value-type="float">
            <text:p>0.205516</text:p>
          </table:table-cell>
          <table:table-cell office:value-type="float" office:value="0.00206" calcext:value-type="float">
            <text:p>0.0020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141039" calcext:value-type="float">
            <text:p>0.141039</text:p>
          </table:table-cell>
          <table:table-cell office:value-type="float" office:value="0.002041" calcext:value-type="float">
            <text:p>0.002041</text:p>
          </table:table-cell>
          <table:table-cell table:number-columns-repeated="2"/>
          <table:table-cell table:formula="of:=([.B10]+[.F10]+[.K10])/3" office:value-type="float" office:value="57" calcext:value-type="float">
            <text:p>57</text:p>
          </table:table-cell>
          <table:table-cell table:formula="of:=([.C10]+[.G10]+[.L10])/3" office:value-type="float" office:value="0.153215" calcext:value-type="float">
            <text:p>0.153215</text:p>
          </table:table-cell>
          <table:table-cell table:formula="of:=([.D10]+[.H10]+[.M10])/3" office:value-type="float" office:value="0.00292333333333333" calcext:value-type="float">
            <text:p>0.00292333333333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28495" calcext:value-type="float">
            <text:p>0.028495</text:p>
          </table:table-cell>
          <table:table-cell office:value-type="float" office:value="0.006052" calcext:value-type="float">
            <text:p>0.00605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85458" calcext:value-type="float">
            <text:p>0.185458</text:p>
          </table:table-cell>
          <table:table-cell office:value-type="float" office:value="0.002444" calcext:value-type="float">
            <text:p>0.00244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164671" calcext:value-type="float">
            <text:p>0.164671</text:p>
          </table:table-cell>
          <table:table-cell office:value-type="float" office:value="0.002673" calcext:value-type="float">
            <text:p>0.002673</text:p>
          </table:table-cell>
          <table:table-cell table:number-columns-repeated="2"/>
          <table:table-cell table:formula="of:=([.B11]+[.F11]+[.K11])/3" office:value-type="float" office:value="63" calcext:value-type="float">
            <text:p>63</text:p>
          </table:table-cell>
          <table:table-cell table:formula="of:=([.C11]+[.G11]+[.L11])/3" office:value-type="float" office:value="0.126208" calcext:value-type="float">
            <text:p>0.126208</text:p>
          </table:table-cell>
          <table:table-cell table:formula="of:=([.D11]+[.H11]+[.M11])/3" office:value-type="float" office:value="0.003723" calcext:value-type="float">
            <text:p>0.00372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25527" calcext:value-type="float">
            <text:p>0.025527</text:p>
          </table:table-cell>
          <table:table-cell office:value-type="float" office:value="0.007781" calcext:value-type="float">
            <text:p>0.00778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1061" calcext:value-type="float">
            <text:p>0.11061</text:p>
          </table:table-cell>
          <table:table-cell office:value-type="float" office:value="0.003302" calcext:value-type="float">
            <text:p>0.00330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0.00316" calcext:value-type="float">
            <text:p>0.00316</text:p>
          </table:table-cell>
          <table:table-cell table:number-columns-repeated="2"/>
          <table:table-cell table:formula="of:=([.B12]+[.F12]+[.K12])/3" office:value-type="float" office:value="69" calcext:value-type="float">
            <text:p>69</text:p>
          </table:table-cell>
          <table:table-cell table:formula="of:=([.C12]+[.G12]+[.L12])/3" office:value-type="float" office:value="0.0823623333333333" calcext:value-type="float">
            <text:p>0.082362333333333</text:p>
          </table:table-cell>
          <table:table-cell table:formula="of:=([.D12]+[.H12]+[.M12])/3" office:value-type="float" office:value="0.00474766666666667" calcext:value-type="float">
            <text:p>0.00474766666666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2523" calcext:value-type="float">
            <text:p>0.02523</text:p>
          </table:table-cell>
          <table:table-cell office:value-type="float" office:value="0.009338" calcext:value-type="float">
            <text:p>0.00933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83769" calcext:value-type="float">
            <text:p>0.083769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107253" calcext:value-type="float">
            <text:p>0.107253</text:p>
          </table:table-cell>
          <table:table-cell office:value-type="float" office:value="0.004003" calcext:value-type="float">
            <text:p>0.004003</text:p>
          </table:table-cell>
          <table:table-cell table:number-columns-repeated="2"/>
          <table:table-cell table:formula="of:=([.B13]+[.F13]+[.K13])/3" office:value-type="float" office:value="75" calcext:value-type="float">
            <text:p>75</text:p>
          </table:table-cell>
          <table:table-cell table:formula="of:=([.C13]+[.G13]+[.L13])/3" office:value-type="float" office:value="0.072084" calcext:value-type="float">
            <text:p>0.072084</text:p>
          </table:table-cell>
          <table:table-cell table:formula="of:=([.D13]+[.H13]+[.M13])/3" office:value-type="float" office:value="0.00572833333333333" calcext:value-type="float">
            <text:p>0.00572833333333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58178" calcext:value-type="float">
            <text:p>0.058178</text:p>
          </table:table-cell>
          <table:table-cell office:value-type="float" office:value="0.016255" calcext:value-type="float">
            <text:p>0.0162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7015" calcext:value-type="float">
            <text:p>0.07015</text:p>
          </table:table-cell>
          <table:table-cell office:value-type="float" office:value="0.009404" calcext:value-type="float">
            <text:p>0.00940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083514" calcext:value-type="float">
            <text:p>0.083514</text:p>
          </table:table-cell>
          <table:table-cell office:value-type="float" office:value="0.009388" calcext:value-type="float">
            <text:p>0.009388</text:p>
          </table:table-cell>
          <table:table-cell table:number-columns-repeated="2"/>
          <table:table-cell table:formula="of:=([.B14]+[.F14]+[.K14])/3" office:value-type="float" office:value="81" calcext:value-type="float">
            <text:p>81</text:p>
          </table:table-cell>
          <table:table-cell table:formula="of:=([.C14]+[.G14]+[.L14])/3" office:value-type="float" office:value="0.070614" calcext:value-type="float">
            <text:p>0.070614</text:p>
          </table:table-cell>
          <table:table-cell table:formula="of:=([.D14]+[.H14]+[.M14])/3" office:value-type="float" office:value="0.0116823333333333" calcext:value-type="float">
            <text:p>0.01168233333333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184625" calcext:value-type="float">
            <text:p>0.184625</text:p>
          </table:table-cell>
          <table:table-cell office:value-type="float" office:value="0.422099" calcext:value-type="float">
            <text:p>0.4220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51174" calcext:value-type="float">
            <text:p>0.051174</text:p>
          </table:table-cell>
          <table:table-cell office:value-type="float" office:value="0.470281" calcext:value-type="float">
            <text:p>0.47028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55489" calcext:value-type="float">
            <text:p>0.055489</text:p>
          </table:table-cell>
          <table:table-cell office:value-type="float" office:value="0.471686" calcext:value-type="float">
            <text:p>0.471686</text:p>
          </table:table-cell>
          <table:table-cell table:number-columns-repeated="2"/>
          <table:table-cell table:formula="of:=([.B15]+[.F15]+[.K15])/3" office:value-type="float" office:value="87" calcext:value-type="float">
            <text:p>87</text:p>
          </table:table-cell>
          <table:table-cell table:formula="of:=([.C15]+[.G15]+[.L15])/3" office:value-type="float" office:value="0.097096" calcext:value-type="float">
            <text:p>0.097096</text:p>
          </table:table-cell>
          <table:table-cell table:formula="of:=([.D15]+[.H15]+[.M15])/3" office:value-type="float" office:value="0.454688666666667" calcext:value-type="float">
            <text:p>0.45468866666666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9866" calcext:value-type="float">
            <text:p>0.049866</text:p>
          </table:table-cell>
          <table:table-cell office:value-type="float" office:value="0.384748" calcext:value-type="float">
            <text:p>0.38474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14885" calcext:value-type="float">
            <text:p>0.014885</text:p>
          </table:table-cell>
          <table:table-cell office:value-type="float" office:value="0.471457" calcext:value-type="float">
            <text:p>0.47145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015647" calcext:value-type="float">
            <text:p>0.015647</text:p>
          </table:table-cell>
          <table:table-cell office:value-type="float" office:value="0.471436" calcext:value-type="float">
            <text:p>0.471436</text:p>
          </table:table-cell>
          <table:table-cell table:number-columns-repeated="2"/>
          <table:table-cell table:formula="of:=([.B16]+[.F16]+[.K16])/3" office:value-type="float" office:value="93" calcext:value-type="float">
            <text:p>93</text:p>
          </table:table-cell>
          <table:table-cell table:formula="of:=([.C16]+[.G16]+[.L16])/3" office:value-type="float" office:value="0.0267993333333333" calcext:value-type="float">
            <text:p>0.026799333333333</text:p>
          </table:table-cell>
          <table:table-cell table:formula="of:=([.D16]+[.H16]+[.M16])/3" office:value-type="float" office:value="0.442547" calcext:value-type="float">
            <text:p>0.44254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15044" calcext:value-type="float">
            <text:p>0.01504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8" calcext:value-type="float">
            <text:p>0.0091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007073" calcext:value-type="float">
            <text:p>0.007073</text:p>
          </table:table-cell>
          <table:table-cell office:value-type="float" office:value="0.008887" calcext:value-type="float">
            <text:p>0.008887</text:p>
          </table:table-cell>
          <table:table-cell table:number-columns-repeated="2"/>
          <table:table-cell table:formula="of:=([.B17]+[.F17]+[.K17])/3" office:value-type="float" office:value="99" calcext:value-type="float">
            <text:p>99</text:p>
          </table:table-cell>
          <table:table-cell table:formula="of:=([.C17]+[.G17]+[.L17])/3" office:value-type="float" office:value="0.00614933333333333" calcext:value-type="float">
            <text:p>0.006149333333333</text:p>
          </table:table-cell>
          <table:table-cell table:formula="of:=([.D17]+[.H17]+[.M17])/3" office:value-type="float" office:value="0.011037" calcext:value-type="float">
            <text:p>0.01103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009165" calcext:value-type="float">
            <text:p>0.00916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4346" calcext:value-type="float">
            <text:p>0.004346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004082" calcext:value-type="float">
            <text:p>0.004082</text:p>
          </table:table-cell>
          <table:table-cell table:number-columns-repeated="2"/>
          <table:table-cell table:formula="of:=([.B18]+[.F18]+[.K18])/3" office:value-type="float" office:value="105" calcext:value-type="float">
            <text:p>105</text:p>
          </table:table-cell>
          <table:table-cell table:formula="of:=([.C18]+[.G18]+[.L18])/3" office:value-type="float" office:value="0.001983" calcext:value-type="float">
            <text:p>0.001983</text:p>
          </table:table-cell>
          <table:table-cell table:formula="of:=([.D18]+[.H18]+[.M18])/3" office:value-type="float" office:value="0.00586433333333333" calcext:value-type="float">
            <text:p>0.00586433333333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008646" calcext:value-type="float">
            <text:p>0.00864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2364" calcext:value-type="float">
            <text:p>0.00236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1988" calcext:value-type="float">
            <text:p>0.001988</text:p>
          </table:table-cell>
          <table:table-cell table:number-columns-repeated="2"/>
          <table:table-cell table:formula="of:=([.B19]+[.F19]+[.K19])/3" office:value-type="float" office:value="111" calcext:value-type="float">
            <text:p>111</text:p>
          </table:table-cell>
          <table:table-cell table:formula="of:=([.C19]+[.G19]+[.L19])/3" office:value-type="float" office:value="0.000789" calcext:value-type="float">
            <text:p>0.000789</text:p>
          </table:table-cell>
          <table:table-cell table:formula="of:=([.D19]+[.H19]+[.M19])/3" office:value-type="float" office:value="0.00433266666666667" calcext:value-type="float">
            <text:p>0.00433266666666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013315" calcext:value-type="float">
            <text:p>0.01331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001294" calcext:value-type="float">
            <text:p>0.00129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104" calcext:value-type="float">
            <text:p>0.00104</text:p>
          </table:table-cell>
          <table:table-cell table:number-columns-repeated="2"/>
          <table:table-cell table:formula="of:=([.B20]+[.F20]+[.K20])/3" office:value-type="float" office:value="117" calcext:value-type="float">
            <text:p>117</text:p>
          </table:table-cell>
          <table:table-cell table:formula="of:=([.C20]+[.G20]+[.L20])/3" office:value-type="float" office:value="0.000009" calcext:value-type="float">
            <text:p>9E-06</text:p>
          </table:table-cell>
          <table:table-cell table:formula="of:=([.D20]+[.H20]+[.M20])/3" office:value-type="float" office:value="0.00521633333333333" calcext:value-type="float">
            <text:p>0.00521633333333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002421" calcext:value-type="float">
            <text:p>0.00242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1136" calcext:value-type="float">
            <text:p>0.001136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00075" calcext:value-type="float">
            <text:p>0.00075</text:p>
          </table:table-cell>
          <table:table-cell table:number-columns-repeated="2"/>
          <table:table-cell table:formula="of:=([.B21]+[.F21]+[.K21])/3" office:value-type="float" office:value="123" calcext:value-type="float">
            <text:p>123</text:p>
          </table:table-cell>
          <table:table-cell table:formula="of:=([.C21]+[.G21]+[.L21])/3" office:value-type="float" office:value="0.00000866666666666667" calcext:value-type="float">
            <text:p>8.66666666666667E-06</text:p>
          </table:table-cell>
          <table:table-cell table:formula="of:=([.D21]+[.H21]+[.M21])/3" office:value-type="float" office:value="0.00143566666666667" calcext:value-type="float">
            <text:p>0.001435666666667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00865" calcext:value-type="float">
            <text:p>0.00086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01294" calcext:value-type="float">
            <text:p>0.00129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514" calcext:value-type="float">
            <text:p>0.001514</text:p>
          </table:table-cell>
          <table:table-cell table:number-columns-repeated="2"/>
          <table:table-cell table:formula="of:=([.B22]+[.F22]+[.K22])/3" office:value-type="float" office:value="129" calcext:value-type="float">
            <text:p>129</text:p>
          </table:table-cell>
          <table:table-cell table:formula="of:=([.C22]+[.G22]+[.L22])/3" office:value-type="float" office:value="0.000018" calcext:value-type="float">
            <text:p>1.8E-05</text:p>
          </table:table-cell>
          <table:table-cell table:formula="of:=([.D22]+[.H22]+[.M22])/3" office:value-type="float" office:value="0.00122433333333333" calcext:value-type="float">
            <text:p>0.00122433333333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692" calcext:value-type="float">
            <text:p>0.00069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3157" calcext:value-type="float">
            <text:p>0.003157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3147" calcext:value-type="float">
            <text:p>0.003147</text:p>
          </table:table-cell>
          <table:table-cell table:number-columns-repeated="2"/>
          <table:table-cell table:formula="of:=([.B23]+[.F23]+[.K23])/3" office:value-type="float" office:value="135" calcext:value-type="float">
            <text:p>135</text:p>
          </table:table-cell>
          <table:table-cell table:formula="of:=([.C23]+[.G23]+[.L23])/3" office:value-type="float" office:value="0.000099" calcext:value-type="float">
            <text:p>9.9E-05</text:p>
          </table:table-cell>
          <table:table-cell table:formula="of:=([.D23]+[.H23]+[.M23])/3" office:value-type="float" office:value="0.002332" calcext:value-type="float">
            <text:p>0.002332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4496" calcext:value-type="float">
            <text:p>0.00449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0198" calcext:value-type="float">
            <text:p>0.000198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0303" calcext:value-type="float">
            <text:p>0.000303</text:p>
          </table:table-cell>
          <table:table-cell table:number-columns-repeated="2"/>
          <table:table-cell table:formula="of:=([.B24]+[.F24]+[.K24])/3" office:value-type="float" office:value="141" calcext:value-type="float">
            <text:p>141</text:p>
          </table:table-cell>
          <table:table-cell table:formula="of:=([.C24]+[.G24]+[.L24])/3" office:value-type="float" office:value="0" calcext:value-type="float">
            <text:p>0</text:p>
          </table:table-cell>
          <table:table-cell table:formula="of:=([.D24]+[.H24]+[.M24])/3" office:value-type="float" office:value="0.00166566666666667" calcext:value-type="float">
            <text:p>0.001665666666667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018157" calcext:value-type="float">
            <text:p>0.01815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1.3E-05</text:p>
          </table:table-cell>
          <table:table-cell table:number-columns-repeated="2"/>
          <table:table-cell table:formula="of:=([.B25]+[.F25]+[.K25])/3" office:value-type="float" office:value="147" calcext:value-type="float">
            <text:p>147</text:p>
          </table:table-cell>
          <table:table-cell table:formula="of:=([.C25]+[.G25]+[.L25])/3" office:value-type="float" office:value="0" calcext:value-type="float">
            <text:p>0</text:p>
          </table:table-cell>
          <table:table-cell table:formula="of:=([.D25]+[.H25]+[.M25])/3" office:value-type="float" office:value="0.00605666666666667" calcext:value-type="float">
            <text:p>0.006056666666667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004669" calcext:value-type="float">
            <text:p>0.004669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([.B26]+[.F26]+[.K26])/3" office:value-type="float" office:value="153" calcext:value-type="float">
            <text:p>153</text:p>
          </table:table-cell>
          <table:table-cell table:formula="of:=([.C26]+[.G26]+[.L26])/3" office:value-type="float" office:value="0" calcext:value-type="float">
            <text:p>0</text:p>
          </table:table-cell>
          <table:table-cell table:formula="of:=([.D26]+[.H26]+[.M26])/3" office:value-type="float" office:value="0.00155633333333333" calcext:value-type="float">
            <text:p>0.00155633333333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([.B27]+[.F27]+[.K27])/3" office:value-type="float" office:value="159" calcext:value-type="float">
            <text:p>159</text:p>
          </table:table-cell>
          <table:table-cell table:formula="of:=([.C27]+[.G27]+[.L27])/3" office:value-type="float" office:value="0" calcext:value-type="float">
            <text:p>0</text:p>
          </table:table-cell>
          <table:table-cell table:formula="of:=([.D27]+[.H27]+[.M27])/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([.B28]+[.F28]+[.K28])/3" office:value-type="float" office:value="165" calcext:value-type="float">
            <text:p>165</text:p>
          </table:table-cell>
          <table:table-cell table:formula="of:=([.C28]+[.G28]+[.L28])/3" office:value-type="float" office:value="0" calcext:value-type="float">
            <text:p>0</text:p>
          </table:table-cell>
          <table:table-cell table:formula="of:=([.D28]+[.H28]+[.M28])/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1.3E-05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([.B29]+[.F29]+[.K29])/3" office:value-type="float" office:value="171" calcext:value-type="float">
            <text:p>171</text:p>
          </table:table-cell>
          <table:table-cell table:formula="of:=([.C29]+[.G29]+[.L29])/3" office:value-type="float" office:value="0" calcext:value-type="float">
            <text:p>0</text:p>
          </table:table-cell>
          <table:table-cell table:formula="of:=([.D29]+[.H29]+[.M29])/3" office:value-type="float" office:value="0.00000433333333333333" calcext:value-type="float">
            <text:p>4.33333333333333E-06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.6E-0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([.B30]+[.F30]+[.K30])/3" office:value-type="float" office:value="177" calcext:value-type="float">
            <text:p>177</text:p>
          </table:table-cell>
          <table:table-cell table:formula="of:=([.C30]+[.G30]+[.L30])/3" office:value-type="float" office:value="0" calcext:value-type="float">
            <text:p>0</text:p>
          </table:table-cell>
          <table:table-cell table:formula="of:=([.D30]+[.H30]+[.M30])/3" office:value-type="float" office:value="0.00000866666666666667" calcext:value-type="float">
            <text:p>8.66666666666667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00-00-00</text:date>, <text:time style:data-style-name="N2" text:time-value="17:17:27.582180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3:02:26.813471913</meta:creation-date>
    <meta:generator>LibreOffice/6.0.7.3$Linux_X86_64 LibreOffice_project/00m0$Build-3</meta:generator>
    <dc:date>2020-03-30T21:31:16.163720859</dc:date>
    <meta:editing-duration>PT15H41M28S</meta:editing-duration>
    <meta:editing-cycles>9</meta:editing-cycles>
    <meta:document-statistic meta:table-count="3" meta:cell-count="407" meta:object-count="0"/>
    <meta:user-defined meta:name="qrichtext">1</meta:user-defined>
  </office:meta>
</office:document-meta>
</file>